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9/2021</text:span></text:p>
      <text:p text:style-name="P9"/>
      <text:p text:style-name="P10">RECIBI CONFORME</text:p>
      <text:p text:style-name="P9"/>
      <text:p text:style-name="P11">CLIENTE: RAMIREZ VILELA DE VILELA, DORYS ESTHER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MUSCOVY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6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RAMIREZ VILELA DE VILELA, DORYS ESTHE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16:34:2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